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1pt" officeooo:paragraph-rsid="0008ce61" style:font-size-asian="11pt" style:font-size-complex="11pt"/>
    </style:style>
    <style:style style:name="P2" style:family="paragraph" style:parent-style-name="Standard">
      <style:text-properties style:font-name="Calibri Light" fo:font-size="11pt" officeooo:rsid="000d6d69" officeooo:paragraph-rsid="000d6d69" style:font-size-asian="11pt" style:font-size-complex="11pt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14728e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 Light" fo:font-size="11pt" fo:font-style="italic" officeooo:paragraph-rsid="000d6d69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0d6d69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0da4d9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115f4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2pt" fo:font-weight="bold" officeooo:rsid="0008ce61" officeooo:paragraph-rsid="0008ce6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fo:font-weight="normal" officeooo:rsid="0014728e" officeooo:paragraph-rsid="0014728e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0d6d69" style:font-size-asian="7.84999990463257pt" style:font-size-complex="9pt"/>
    </style:style>
    <style:style style:name="P11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14a02e" style:font-size-asian="7.84999990463257pt" style:font-size-complex="9pt"/>
    </style:style>
    <style:style style:name="P12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2135a4" style:font-size-asian="7.84999990463257pt" style:font-size-complex="9pt"/>
    </style:style>
    <style:style style:name="P13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23345b" style:font-size-asian="7.84999990463257pt" style:font-size-complex="9pt"/>
    </style:style>
    <style:style style:name="T1" style:family="text">
      <style:text-properties officeooo:rsid="000b7ea6"/>
    </style:style>
    <style:style style:name="T2" style:family="text">
      <style:text-properties officeooo:rsid="000da4d9"/>
    </style:style>
    <style:style style:name="T3" style:family="text">
      <style:text-properties officeooo:rsid="000f653f"/>
    </style:style>
    <style:style style:name="T4" style:family="text">
      <style:text-properties officeooo:rsid="0010da9c"/>
    </style:style>
    <style:style style:name="T5" style:family="text">
      <style:text-properties officeooo:rsid="00115f44"/>
    </style:style>
    <style:style style:name="T6" style:family="text">
      <style:text-properties style:font-name="Consolas" fo:font-size="9pt" fo:font-weight="normal" officeooo:rsid="0014728e" style:font-size-asian="7.84999990463257pt" style:font-weight-asian="normal" style:font-size-complex="9pt" style:font-weight-complex="normal"/>
    </style:style>
    <style:style style:name="T7" style:family="text">
      <style:text-properties style:font-name="Consolas" fo:font-size="9pt" fo:font-weight="normal" officeooo:rsid="001fbe40" style:font-size-asian="7.84999990463257pt" style:font-weight-asian="normal" style:font-size-complex="9pt" style:font-weight-complex="normal"/>
    </style:style>
    <style:style style:name="T8" style:family="text">
      <style:text-properties officeooo:rsid="0017df1e"/>
    </style:style>
    <style:style style:name="T9" style:family="text">
      <style:text-properties officeooo:rsid="001c4a44"/>
    </style:style>
    <style:style style:name="T10" style:family="text">
      <style:text-properties officeooo:rsid="001c5090"/>
    </style:style>
    <style:style style:name="T11" style:family="text">
      <style:text-properties officeooo:rsid="0023345b"/>
    </style:style>
    <style:style style:name="T12" style:family="text">
      <style:text-properties officeooo:rsid="00297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s <text:span text:style-name="T1">Mostrar archivos</text:span> LINUX</text:p>
      <text:p text:style-name="P1"/>
      <text:p text:style-name="P2">Muestra los archivos que cumplan las condiciones expuestas a continuación. <text:span text:style-name="T4">Si lo crees necesario, crea archivos que cumplan dichas condiciones para comprobar que se muestran correctamente.</text:span></text:p>
      <text:p text:style-name="P1"/>
      <text:p text:style-name="P5">- Muestra los archivos que comiencen por la letra “p”</text:p>
      <text:p text:style-name="P9">En el directorio etc:</text:p>
      <text:p text:style-name="P9"><text:tab/>cd etc</text:p>
      <text:p text:style-name="P9"><text:tab/>ls p* -l</text:p>
      <text:p text:style-name="P5">- Muestra los archivos que terminen por la letra “a”</text:p>
      <text:p text:style-name="P9"><text:tab/>ls *a -l</text:p>
      <text:p text:style-name="P5">- Muestra los archivos que contengan la letra “t”</text:p>
      <text:p text:style-name="P9"><text:tab/>ls *t* -l</text:p>
      <text:p text:style-name="P6">- Muestra los archivos que contengan <text:span text:style-name="T2">más de una</text:span> letra “<text:span text:style-name="T2">s</text:span>”</text:p>
      <text:p text:style-name="P9"><text:tab/>ls *s*s* -l</text:p>
      <text:p text:style-name="P6">- Muestra los archivos que contengan <text:span text:style-name="T2">menos de 3</text:span> letra<text:span text:style-name="T2">s</text:span> “<text:span text:style-name="T2">a</text:span>”</text:p>
      <text:p text:style-name="P9"><text:tab/><text:span text:style-name="T9">ls --ignore=”*a*a*a*”</text:span></text:p>
      <text:p text:style-name="P6">- <text:span text:style-name="T2">Muestra los archivos con 5 letras en total, y cualquier extensión</text:span></text:p>
      <text:p text:style-name="P9"><text:tab/>ls <text:span text:style-name="T9">[a-z][a-z][a-z][a-z][a-z].* -l</text:span></text:p>
      <text:p text:style-name="P6">- <text:span text:style-name="T2">Muestra los archivos que comiencen por la letra “e” y tengan 4 letras en total</text:span></text:p>
      <text:p text:style-name="P9"><text:tab/>ls e<text:span text:style-name="T10">[a-z][a-z][a-z]</text:span></text:p>
      <text:p text:style-name="P6">- <text:span text:style-name="T2">Muestra los archivos que contengan una letra “z” y una letra “t”</text:span></text:p>
      <text:p text:style-name="P3"><text:tab/><text:span text:style-name="T6">ls *z*t* </text:span><text:span text:style-name="T7">&amp;&amp; ls *t*z*</text:span></text:p>
      <text:p text:style-name="P5">- Muestra los archivos que comiencen por la letra “r”, terminen por la letra “s”</text:p>
      <text:p text:style-name="P10"><text:tab/><text:span text:style-name="T8">ls </text:span><text:span text:style-name="T12">r</text:span><text:span text:style-name="T8">*s -l</text:span></text:p>
      <text:p text:style-name="P5">- Muestra los archivos <text:span text:style-name="T2">que contengan un número y </text:span>extensión .txt</text:p>
      <text:p text:style-name="P11"><text:tab/><text:span text:style-name="T9">ls *[0-9]*.txt</text:span></text:p>
      <text:p text:style-name="P5">- Muestra los archivos que terminen por 1, 2, 3, 4 o 5 <text:span text:style-name="T3">y tengan cualquier extensión</text:span></text:p>
      <text:p text:style-name="P11"><text:tab/><text:span text:style-name="T9">ls *[1-5].*</text:span></text:p>
      <text:p text:style-name="P7">- Muestra los archivos <text:span text:style-name="T5">con extensión </text:span>.zip que comiencen por 5, 6 o 7, <text:span text:style-name="T2">contengan </text:span><text:span text:style-name="T4">dos</text:span><text:span text:style-name="T2"> letra</text:span><text:span text:style-name="T4">s</text:span><text:span text:style-name="T2"> “q”</text:span></text:p>
      <text:p text:style-name="P12"><text:tab/><text:span text:style-name="T9">ls [5-7]*q*q*.zip</text:span></text:p>
      <text:p text:style-name="P5">- Muestra los archivos con extensión .bat, que contentan un numero del <text:span text:style-name="T5">2</text:span> al <text:span text:style-name="T5">6</text:span> y <text:span text:style-name="T2">una letra entre la “a” y la “g”</text:span></text:p>
      <text:p text:style-name="P13"><text:tab/><text:span text:style-name="T9">ls *[</text:span><text:span text:style-name="T11">a</text:span><text:span text:style-name="T9">-</text:span><text:span text:style-name="T11">g</text:span><text:span text:style-name="T9">]*[2-6]*.bat </text:span><text:span text:style-name="T11">&amp;&amp; </text:span><text:span text:style-name="T9">ls *[2-6]*[</text:span><text:span text:style-name="T11">a</text:span><text:span text:style-name="T9">-</text:span><text:span text:style-name="T11">g</text:span><text:span text:style-name="T9">]*.bat</text:span></text:p>
      <text:p text:style-name="P4"><text:s/></text:p>
      <text:p text:style-name="P4">*<text:span text:style-name="T3">Si no se menciona nada acerca de la extensión, no habrá que incluir dicha condición en las funciones a implement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08:09:12.184000000</meta:creation-date>
    <dc:date>2025-03-25T08:51:09.514000000</dc:date>
    <meta:editing-duration>PT2H51M27S</meta:editing-duration>
    <meta:editing-cycles>18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32" meta:word-count="272" meta:character-count="1515" meta:non-whitespace-character-count="1260"/>
  </office:meta>
</office:document-meta>
</file>